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Without NaYaBoh</text:p>
          </table:table-cell>
          <table:table-cell table:number-columns-repeated="6"/>
          <table:table-cell office:value-type="string">
            <text:p>With NaYaBoh</text:p>
          </table:table-cell>
          <table:table-cell table:number-columns-repeated="5"/>
        </table:table-row>
        <table:table-row table:style-name="ro1">
          <table:table-cell office:value-type="string">
            <text:p>www.google.com</text:p>
          </table:table-cell>
          <table:table-cell office:value-type="string">
            <text:p>www.yahoo.com</text:p>
          </table:table-cell>
          <table:table-cell office:value-type="string">
            <text:p>www.facebook.com</text:p>
          </table:table-cell>
          <table:table-cell office:value-type="string">
            <text:p>www.bbc.co.uk</text:p>
          </table:table-cell>
          <table:table-cell office:value-type="string">
            <text:p>times.com</text:p>
          </table:table-cell>
          <table:table-cell office:value-type="string">
            <text:p>login.yahoo.com</text:p>
          </table:table-cell>
          <table:table-cell/>
          <table:table-cell office:value-type="string">
            <text:p>www.google.com</text:p>
          </table:table-cell>
          <table:table-cell office:value-type="string">
            <text:p>www.yahoo.com</text:p>
          </table:table-cell>
          <table:table-cell office:value-type="string">
            <text:p>www.facebook.com</text:p>
          </table:table-cell>
          <table:table-cell office:value-type="string">
            <text:p>www.bbc.co.uk</text:p>
          </table:table-cell>
          <table:table-cell office:value-type="string">
            <text:p>times.com</text:p>
          </table:table-cell>
          <table:table-cell office:value-type="string">
            <text:p>login.yahoo.com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4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 table:number-rows-repeated="22">
          <table:table-cell table:number-columns-repeated="13"/>
        </table:table-row>
        <table:table-row table:style-name="ro1">
          <table:table-cell>
            <draw:frame table:end-cell-address="Sheet1.G71" table:end-x="2.177cm" table:end-y="0.145cm" draw:z-index="1" draw:style-name="gr1" svg:width="15.625cm" svg:height="7cm" svg:x="0.1cm" svg:y="0.343cm">
              <draw:object draw:notify-on-update-of-ranges="Sheet1.A2:Sheet1.A2 Sheet1.A3:Sheet1.A32 Sheet1.B2:Sheet1.B2 Sheet1.B3:Sheet1.B32 Sheet1.C2:Sheet1.C2 Sheet1.C3:Sheet1.C32 Sheet1.D2:Sheet1.D2 Sheet1.D3:Sheet1.D32 Sheet1.E2:Sheet1.E2 Sheet1.E3:Sheet1.E32 Sheet1.F2:Sheet1.F2 Sheet1.F3:Sheet1.F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3">
          <table:table-cell table:number-columns-repeated="13"/>
        </table:table-row>
        <table:table-row table:style-name="ro1">
          <table:table-cell>
            <draw:frame table:end-cell-address="Sheet1.G85" table:end-x="2.178cm" table:end-y="0.151cm" draw:z-index="0" draw:style-name="gr1" svg:width="15.677cm" svg:height="6.998cm" svg:x="0.049cm" svg:y="0.35cm">
              <draw:object draw:notify-on-update-of-ranges="Sheet1.H2:Sheet1.H2 Sheet1.H3:Sheet1.H32 Sheet1.I2:Sheet1.I2 Sheet1.I3:Sheet1.I32 Sheet1.J2:Sheet1.J2 Sheet1.J3:Sheet1.J32 Sheet1.K2:Sheet1.K2 Sheet1.K3:Sheet1.K32 Sheet1.L2:Sheet1.L2 Sheet1.L3:Sheet1.L32 Sheet1.M2:Sheet1.M2 Sheet1.M3:Sheet1.M3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M3:Sheet1.M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3">23.04.2010</text:date>, <text:time>12:4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2T10:55:20</meta:creation-date>
    <dc:date>2010-04-23T12:42:01</dc:date>
    <meta:editing-duration>PT00H23M02S</meta:editing-duration>
    <meta:editing-cycles>3</meta:editing-cycles>
    <meta:generator>OpenOffice.org/3.0$Linux OpenOffice.org_project/300m15$Build-9379</meta:generator>
    <meta:document-statistic meta:table-count="3" meta:cell-count="3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626cm" svg:height="7.001cm" chart:class="chart:line" chart:style-name="ch1">
        <chart:title svg:x="3.939cm" svg:y="0.142cm" chart:style-name="ch2">
          <text:p>NaYaBoh Internet Server - Benchmark</text:p>
        </chart:title>
        <chart:subtitle svg:x="5.511cm" svg:y="0.784cm" chart:style-name="ch3">
          <text:p>normal Internet</text:p>
        </chart:subtitle>
        <chart:legend chart:legend-position="end" svg:x="12.124cm" svg:y="2.28cm" chart:style-name="ch4"/>
        <chart:plot-area chart:style-name="ch5" table:cell-range-address="Sheet1.A2:Sheet1.F32" chart:data-source-has-labels="row" svg:x="0.423cm" svg:y="1.375cm" svg:width="11.389cm" svg:height="5.406cm">
          <chart:axis chart:dimension="x" chart:name="primary-x" chart:style-name="ch6">
            <chart:title svg:x="5.783cm" svg:y="6.35cm" chart:style-name="ch7">
              <text:p>requests</text:p>
            </chart:title>
          </chart:axis>
          <chart:axis chart:dimension="y" chart:name="primary-y" chart:style-name="ch6">
            <chart:title svg:x="0.313cm" svg:y="4.401cm" chart:style-name="ch8">
              <text:p>seconds</text:p>
            </chart:title>
            <chart:grid chart:style-name="ch9" chart:class="major"/>
          </chart:axis>
          <chart:series chart:style-name="ch10" chart:values-cell-range-address="Sheet1.A3:Sheet1.A32" chart:label-cell-address="Sheet1.A2:Sheet1.A2" chart:class="chart:line">
            <chart:data-point chart:repeated="30"/>
          </chart:series>
          <chart:series chart:style-name="ch11" chart:values-cell-range-address="Sheet1.B3:Sheet1.B32" chart:label-cell-address="Sheet1.B2:Sheet1.B2" chart:class="chart:line">
            <chart:data-point chart:repeated="30"/>
          </chart:series>
          <chart:series chart:style-name="ch12" chart:values-cell-range-address="Sheet1.C3:Sheet1.C32" chart:label-cell-address="Sheet1.C2:Sheet1.C2" chart:class="chart:line">
            <chart:data-point chart:repeated="30"/>
          </chart:series>
          <chart:series chart:style-name="ch13" chart:values-cell-range-address="Sheet1.D3:Sheet1.D32" chart:label-cell-address="Sheet1.D2:Sheet1.D2" chart:class="chart:line">
            <chart:data-point chart:repeated="30"/>
          </chart:series>
          <chart:series chart:style-name="ch14" chart:values-cell-range-address="Sheet1.E3:Sheet1.E32" chart:label-cell-address="Sheet1.E2:Sheet1.E2" chart:class="chart:line">
            <chart:data-point chart:repeated="30"/>
          </chart:series>
          <chart:series chart:style-name="ch15" chart:values-cell-range-address="Sheet1.F3:Sheet1.F32" chart:label-cell-address="Sheet1.F2:Sheet1.F2" chart:class="chart:line">
            <chart:data-point chart:repeated="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2:Sheet1.A2">www.google.com</text:p>
              </table:table-cell>
              <table:table-cell office:value-type="string">
                <text:p text:id="Sheet1.B2:Sheet1.B2">www.yahoo.com</text:p>
              </table:table-cell>
              <table:table-cell office:value-type="string">
                <text:p text:id="Sheet1.C2:Sheet1.C2">www.facebook.com</text:p>
              </table:table-cell>
              <table:table-cell office:value-type="string">
                <text:p text:id="Sheet1.D2:Sheet1.D2">www.bbc.co.uk</text:p>
              </table:table-cell>
              <table:table-cell office:value-type="string">
                <text:p text:id="Sheet1.E2:Sheet1.E2">times.com</text:p>
              </table:table-cell>
              <table:table-cell office:value-type="string">
                <text:p text:id="Sheet1.F2:Sheet1.F2">login.yahoo.c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3:Sheet1.A32">0</text:p>
              </table:table-cell>
              <table:table-cell office:value-type="float" office:value="0">
                <text:p text:id="Sheet1.B3:Sheet1.B32">0</text:p>
              </table:table-cell>
              <table:table-cell office:value-type="float" office:value="1">
                <text:p text:id="Sheet1.C3:Sheet1.C32">1</text:p>
              </table:table-cell>
              <table:table-cell office:value-type="float" office:value="0">
                <text:p text:id="Sheet1.D3:Sheet1.D32">0</text:p>
              </table:table-cell>
              <table:table-cell office:value-type="float" office:value="0">
                <text:p text:id="Sheet1.E3:Sheet1.E32">0</text:p>
              </table:table-cell>
              <table:table-cell office:value-type="float" office:value="1">
                <text:p text:id="Sheet1.F3:Sheet1.F3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143196106pt" style:font-size-asian="12.998143196106pt" style:font-size-complex="12.998143196106pt"/>
    </style:style>
    <style:style style:name="ch3" style:family="chart">
      <style:text-properties fo:font-size="10.9984283447266pt" style:font-size-asian="10.9984283447266pt" style:font-size-complex="10.9984283447266pt"/>
    </style:style>
    <style:style style:name="ch4" style:family="chart">
      <style:graphic-properties draw:stroke="none" svg:stroke-color="#b3b3b3" draw:fill="none" draw:fill-color="#e6e6e6"/>
      <style:text-properties fo:font-size="7.99885702133179pt" style:font-size-asian="7.99885702133179pt" style:font-size-complex="7.99885702133179pt"/>
    </style:style>
    <style:style style:name="ch5" style:family="chart">
      <style:chart-properties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8.99871444702148pt" style:font-size-asian="8.99871444702148pt" style:font-size-complex="8.99871444702148pt"/>
    </style:style>
    <style:style style:name="ch8" style:family="chart">
      <style:chart-properties style:rotation-angle="90"/>
      <style:text-properties fo:font-size="8.99871444702148pt" style:font-size-asian="8.99871444702148pt" style:font-size-complex="8.99871444702148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678cm" svg:height="6.999cm" chart:class="chart:line" chart:style-name="ch1">
        <chart:title svg:x="5.366cm" svg:y="0.141cm" chart:style-name="ch2">
          <text:p>NaYaBoh Internet Server</text:p>
        </chart:title>
        <chart:subtitle svg:x="5.339cm" svg:y="0.783cm" chart:style-name="ch3">
          <text:p>requests with NaYaBoh Proxy</text:p>
        </chart:subtitle>
        <chart:legend chart:legend-position="end" svg:x="12.175cm" svg:y="2.28cm" chart:style-name="ch4"/>
        <chart:plot-area chart:style-name="ch5" table:cell-range-address="Sheet1.H2:Sheet1.M32" chart:data-source-has-labels="row" svg:x="0.424cm" svg:y="1.374cm" svg:width="11.437cm" svg:height="5.405cm">
          <chart:axis chart:dimension="x" chart:name="primary-x" chart:style-name="ch6">
            <chart:title svg:x="5.809cm" svg:y="6.348cm" chart:style-name="ch7">
              <text:p>requests</text:p>
            </chart:title>
          </chart:axis>
          <chart:axis chart:dimension="y" chart:name="primary-y" chart:style-name="ch6">
            <chart:title svg:x="0.314cm" svg:y="4.4cm" chart:style-name="ch8">
              <text:p>seconds</text:p>
            </chart:title>
            <chart:grid chart:style-name="ch9" chart:class="major"/>
          </chart:axis>
          <chart:series chart:style-name="ch10" chart:values-cell-range-address="Sheet1.H3:Sheet1.H32" chart:label-cell-address="Sheet1.H2:Sheet1.H2" chart:class="chart:line">
            <chart:data-point chart:repeated="30"/>
          </chart:series>
          <chart:series chart:style-name="ch11" chart:values-cell-range-address="Sheet1.I3:Sheet1.I32" chart:label-cell-address="Sheet1.I2:Sheet1.I2" chart:class="chart:line">
            <chart:data-point chart:repeated="30"/>
          </chart:series>
          <chart:series chart:style-name="ch12" chart:values-cell-range-address="Sheet1.J3:Sheet1.J32" chart:label-cell-address="Sheet1.J2:Sheet1.J2" chart:class="chart:line">
            <chart:data-point chart:repeated="30"/>
          </chart:series>
          <chart:series chart:style-name="ch13" chart:values-cell-range-address="Sheet1.K3:Sheet1.K32" chart:label-cell-address="Sheet1.K2:Sheet1.K2" chart:class="chart:line">
            <chart:data-point chart:repeated="30"/>
          </chart:series>
          <chart:series chart:style-name="ch14" chart:values-cell-range-address="Sheet1.L3:Sheet1.L32" chart:label-cell-address="Sheet1.L2:Sheet1.L2" chart:class="chart:line">
            <chart:data-point chart:repeated="30"/>
          </chart:series>
          <chart:series chart:style-name="ch15" chart:values-cell-range-address="Sheet1.M3:Sheet1.M32" chart:label-cell-address="Sheet1.M2:Sheet1.M2" chart:class="chart:line">
            <chart:data-point chart:repeated="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H2:Sheet1.H2">www.google.com</text:p>
              </table:table-cell>
              <table:table-cell office:value-type="string">
                <text:p text:id="Sheet1.I2:Sheet1.I2">www.yahoo.com</text:p>
              </table:table-cell>
              <table:table-cell office:value-type="string">
                <text:p text:id="Sheet1.J2:Sheet1.J2">www.facebook.com</text:p>
              </table:table-cell>
              <table:table-cell office:value-type="string">
                <text:p text:id="Sheet1.K2:Sheet1.K2">www.bbc.co.uk</text:p>
              </table:table-cell>
              <table:table-cell office:value-type="string">
                <text:p text:id="Sheet1.L2:Sheet1.L2">times.com</text:p>
              </table:table-cell>
              <table:table-cell office:value-type="string">
                <text:p text:id="Sheet1.M2:Sheet1.M2">login.yahoo.c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H3:Sheet1.H32">0</text:p>
              </table:table-cell>
              <table:table-cell office:value-type="float" office:value="0">
                <text:p text:id="Sheet1.I3:Sheet1.I32">0</text:p>
              </table:table-cell>
              <table:table-cell office:value-type="float" office:value="0">
                <text:p text:id="Sheet1.J3:Sheet1.J32">0</text:p>
              </table:table-cell>
              <table:table-cell office:value-type="float" office:value="0">
                <text:p text:id="Sheet1.K3:Sheet1.K32">0</text:p>
              </table:table-cell>
              <table:table-cell office:value-type="float" office:value="0">
                <text:p text:id="Sheet1.L3:Sheet1.L32">0</text:p>
              </table:table-cell>
              <table:table-cell office:value-type="float" office:value="1">
                <text:p text:id="Sheet1.M3:Sheet1.M3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